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54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data-style-name="N37"/>
  </office:automatic-styles>
  <office:body>
    <office:spreadsheet>
      <table:calculation-settings table:automatic-find-labels="false" table:use-regular-expressions="false" table:use-wildcards="true"/>
      <table:table table:name="Tabelle1" table:style-name="ta1">
        <table:table-column table:style-name="co1" table:number-columns-repeated="3" table:default-cell-style-name="Default"/>
        <table:table-column table:style-name="co2" table:default-cell-style-name="Default"/>
        <table:table-column table:style-name="co1" table:default-cell-style-name="Default"/>
        <table:table-row table:style-name="ro1">
          <table:table-cell table:style-name="ce1" office:value-type="string" calcext:value-type="string">
            <text:p>fassung</text:p>
          </table:table-cell>
          <table:table-cell table:style-name="ce1" office:value-type="string" calcext:value-type="string">
            <text:p>artikelnr.</text:p>
          </table:table-cell>
          <table:table-cell table:style-name="ce2" office:value-type="string" calcext:value-type="string">
            <text:p>datum</text:p>
          </table:table-cell>
          <table:table-cell table:style-name="ce2" office:value-type="string" calcext:value-type="string">
            <text:p>inhalt</text:p>
          </table:table-cell>
          <table:table-cell table:style-name="ce2" office:value-type="string" calcext:value-type="string">
            <text:p>anz_woerter</text:p>
          </table:table-cell>
        </table:table-row>
        <table:table-row table:style-name="ro1">
          <table:table-cell office:value-type="float" office:value="1" calcext:value-type="float">
            <text:p>1</text:p>
          </table:table-cell>
          <table:table-cell office:value-type="float" office:value="0" calcext:value-type="float">
            <text:p>0</text:p>
          </table:table-cell>
          <table:table-cell table:style-name="ce3" office:value-type="date" office:date-value="1495-05-07" calcext:value-type="date">
            <text:p>28.04.95</text:p>
          </table:table-cell>
          <table:table-cell office:value-type="string" calcext:value-type="string">
            <text:p>Der Kff. Das kgl. und ksl. camergericht nachfolgendermas zu ordnen: </text:p>
          </table:table-cell>
          <table:table-cell/>
        </table:table-row>
        <table:table-row table:style-name="ro1">
          <table:table-cell table:number-columns-repeated="2" office:value-type="float" office:value="1" calcext:value-type="float">
            <text:p>1</text:p>
          </table:table-cell>
          <table:table-cell/>
          <table:table-cell office:value-type="string" calcext:value-type="string">
            <text:p>Zum ersten, das camergericht zu besetzen mit ainem cammerrichter, der auf das wenigst ein Gf. oder ein Fh. sey aus T. N., den die Röm. kgl. Mt. verordnen und setzen soll. Zu dem sollen 12 urtailer 1 das geringst von der ritter-3 sehaft gebosn sein sollen. Und was die urtler oder der mehrer tail in sachen erkennen und ob —2 sie spennig und auf igbohem teil gleich wern, welchem dann der richter einen zufall tut, darbey soll es bleiben und soll sie an dein rechtlich er-a kennen kein ander pflicht 0-oder verwantnus-c verhin-dern oder irren. Es sollen auch der calnmicher und die 12(1 urtailer des camergerichts allein auswarten und mit an-dern hendeln unbeladen blei-ben, sich auch ir keiner dem gericht entzyhen oder ab-wesend sein on sunderlieh er-laubung, die der eamerrichter erlangen soll von N' und die urtailer von dem cmnerrichter. Doch sollen auf kein mal mehr dann 4 urtailer vom cmner-gericht sein und weder dem cainerrichter oder den ur-tailern aus der stet, da das camergericht ye zu zeiten ge-halten wirt, erlaubt werden on <text:s/>verordent werden, auch aus T. N., b-nemlich 6 von den 6 Kir., von ydem 1, und die andern 6 von den Pf. und Eh., die alle 13-b redliehs, erbers wesens, wissens, ubung und ye der halb teil der recht gelert und gewirdigt und die andern auf </text:p>
          </table:table-cell>
          <table:table-cell/>
        </table:table-row>
        <table:table-row table:style-name="ro1" table:number-rows-repeated="9">
          <table:table-cell table:number-columns-repeated="5"/>
        </table:table-row>
        <table:table-row table:style-name="ro1">
          <table:table-cell office:value-type="float" office:value="3" calcext:value-type="float">
            <text:p>3</text:p>
          </table:table-cell>
          <table:table-cell office:value-type="float" office:value="0" calcext:value-type="float">
            <text:p>0</text:p>
          </table:table-cell>
          <table:table-cell/>
          <table:table-cell office:value-type="string" calcext:value-type="string">
            <text:p>Der stende Das kgl. und ksl. cammergericht nachfolgendermaß zu verordnen: </text:p>
          </table:table-cell>
          <table:table-cell/>
        </table:table-row>
        <table:table-row table:style-name="ro1">
          <table:table-cell office:value-type="float" office:value="4" calcext:value-type="float">
            <text:p>4</text:p>
          </table:table-cell>
          <table:table-cell office:value-type="float" office:value="0" calcext:value-type="float">
            <text:p>0</text:p>
          </table:table-cell>
          <table:table-cell/>
          <table:table-cell office:value-type="string" calcext:value-type="string">
            <text:p>Wir Maximilian von Gottes gnaden Röm. Kg. etc. embieten allen und yeglichen unsern und des Hl. R. Kff., Ff., geistlichen und weltlichen, prelaten, Gff., freyen Hh., rittern, knechten, hauptleuten, vitzturnen, vogten, pflegern, verwesern, ambtleuten, schultheyssen, Bm., richtern, reten, burgern und gemeinden und sunst allen andern unsern und des Hl. R. undertanen und getreuen, in was wirden, stats oder wesens die sein, unser gnad und alles gut. Erwirdigen, hochgebornen, wolgebornen, ersamen, edlen, lb. neuen, oheimen, Kff., Ff., andechtigen und des Reichs lb. getreuen. Wir haben aus beweglichen ursachen einen gemeinen landfriden durch das Hl. Röm. R. und T. N. aufgericht und zu halten geboten, und nachdem derselbig on, redlich,erber und furder lich recht swerlich in wesen besteen möcht, darumb, auch gemainen nutze zu furderung und notdurften ewr aller und des Hl. R. Camergericht mit zeitigem rate ewr, der Kff. FF. und gemeiner besammlung auf unserm und des Reichs tag hie zu Wurms aufzurichten und zu halten furgenommen und geordnet in und massen, als hernach volgt:</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2-16">00.00.0000</text:date>, <text:time>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inus</meta:initial-creator>
    <meta:creation-date>2024-12-16T16:34:15.434186325</meta:creation-date>
    <dc:date>2024-12-16T17:07:31.288628297</dc:date>
    <dc:creator>Linus</dc:creator>
    <meta:editing-duration>PT7M17S</meta:editing-duration>
    <meta:editing-cycles>2</meta:editing-cycles>
    <meta:generator>LibreOffice/24.2.7.2$Linux_X86_64 LibreOffice_project/420$Build-2</meta:generator>
    <meta:document-statistic meta:table-count="1" meta:cell-count="18" meta:object-count="0"/>
  </office:meta>
</office:document-meta>
</file>